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'Helvetica Neue', Helvetica, Arial, sans-serif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loext:opacity="100%" style:font-name="Roboto" fo:font-size="9pt" fo:letter-spacing="normal" fo:font-style="normal" fo:font-weight="normal" loext:padding="0in" loext:border="non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c9211e" loext:opacity="100%" style:font-name="Roboto" fo:font-size="9pt" fo:letter-spacing="normal" fo:font-style="normal" style:text-underline-style="solid" style:text-underline-width="auto" style:text-underline-color="font-color" fo:font-weight="bold" officeooo:rsid="00156933" officeooo:paragraph-rsid="00156933" style:font-weight-asian="bold" style:font-weight-complex="bold" loext:padding="0in" loext:border="none"/>
    </style:style>
    <style:style style:name="P3" style:family="paragraph" style:parent-style-name="Standard">
      <style:text-properties officeooo:paragraph-rsid="00156933"/>
    </style:style>
    <style:style style:name="P4" style:family="paragraph" style:parent-style-name="Standard">
      <style:text-properties officeooo:paragraph-rsid="0015b887"/>
    </style:style>
    <style:style style:name="P5" style:family="paragraph" style:parent-style-name="Standard">
      <style:text-properties fo:color="#ff8000" loext:opacity="100%" fo:font-weight="bold" style:font-weight-asian="bold" style:font-weight-complex="bold"/>
    </style:style>
    <style:style style:name="P6" style:family="paragraph" style:parent-style-name="Standard">
      <style:text-properties fo:color="#ff8000" loext:opacity="100%" fo:font-weight="bold" officeooo:paragraph-rsid="00156933" style:font-weight-asian="bold" style:font-weight-complex="bold"/>
    </style:style>
    <style:style style:name="T1" style:family="text">
      <style:text-properties officeooo:rsid="00156933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 loext:opacity="0%"/>
    </style:style>
    <style:style style:name="T7" style:family="text">
      <style:text-properties style:use-window-font-color="true" loext:opacity="0%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Category</text:p>
      <text:p text:style-name="P2"/>
      <text:p text:style-name="P2">Accessories and Fluids</text:p>
      <text:p text:style-name="P2"><text:tab/>Air and Fuel Delivery</text:p>
      <text:p text:style-name="P2"><text:tab/>Belts and Cooling</text:p>
      <text:p text:style-name="P2"><text:tab/>Body</text:p>
      <text:p text:style-name="P2"><text:tab/>Brake</text:p>
      <text:p text:style-name="P2"><text:tab/>Driveline and Axles</text:p>
      <text:p text:style-name="P2"><text:tab/>Electrical, Charging and Starting</text:p>
      <text:p text:style-name="P2"><text:tab/>Electrical, Lighting and Body</text:p>
      <text:p text:style-name="P2"><text:tab/>Electronics and Telematics</text:p>
      <text:p text:style-name="P2"><text:tab/>Emission Control</text:p>
      <text:p text:style-name="P2"><text:tab/>Engine</text:p>
      <text:p text:style-name="P2"><text:tab/>Entertainment and Telematics</text:p>
      <text:p text:style-name="P2"><text:tab/>Exhaust</text:p>
      <text:p text:style-name="P2"><text:tab/>Hardware and Service Supplies</text:p>
      <text:p text:style-name="P2"><text:tab/>HVAC</text:p>
      <text:p text:style-name="P2"><text:tab/>Ignition</text:p>
      <text:p text:style-name="P2"><text:tab/>Steering</text:p>
      <text:p text:style-name="P2"><text:tab/>Suspension</text:p>
      <text:p text:style-name="P2"><text:tab/>Tire and Wheel</text:p>
      <text:p text:style-name="P2"><text:tab/>Tools and Equipment</text:p>
      <text:p text:style-name="P2"><text:tab/>Transfer Case</text:p>
      <text:p text:style-name="P2"><text:tab/>Transmission and Transaxle - Automatic</text:p>
      <text:p text:style-name="P2"><text:tab/>Transmission and Transaxle - Automatic Dual Clutch</text:p>
      <text:p text:style-name="P2"><text:tab/>Transmission and Transaxle - Manual</text:p>
      <text:p text:style-name="P2"><text:tab/>Wiper and Washer</text:p>
      <text:p text:style-name="P2"/>
      <text:p text:style-name="P6">Accessories and Fluids</text:p>
      <text:p text:style-name="P3"><text:tab/><text:span text:style-name="T3">Subcategory</text:span></text:p>
      <text:p text:style-name="P3"><text:tab/>12 Volt Accessory Power Outlet</text:p>
      <text:p text:style-name="P3"><text:tab/>ATF, Automatic Transmission Fluid</text:p>
      <text:p text:style-name="P3"><text:tab/>Brake Anti-Squeal Paste</text:p>
      <text:p text:style-name="P3"><text:tab/>Brake Fluid</text:p>
      <text:p text:style-name="P3"><text:tab/>Button Cell Battery</text:p>
      <text:p text:style-name="P3"><text:tab/>Butyl Tape</text:p>
      <text:p text:style-name="P3"><text:tab/>Convertible Top Hydraulic Pump Fluid</text:p>
      <text:p text:style-name="P3"><text:tab/>CV Joint Grease</text:p>
      <text:p text:style-name="P3"><text:tab/>Diesel Emissions Fluid</text:p>
      <text:p text:style-name="P3"><text:tab/>Diesel Particulate Filter Cleaning Fluid</text:p>
      <text:p text:style-name="P3"><text:tab/>Diesel Particulate Filter Cleaning Flush</text:p>
      <text:p text:style-name="P3"><text:tab/>Diesel Particulate Filter Protector</text:p>
      <text:p text:style-name="P3"><text:tab/>Differential Oil</text:p>
      <text:p text:style-name="P3"><text:tab/>Dual Clutch Transmission Fluid</text:p>
      <text:p text:style-name="P3"><text:tab/>Engine Coolant / Antifreeze</text:p>
      <text:p text:style-name="P3"><text:tab/>Engine Crankshaft Seal Sealing Compound</text:p>
      <text:p text:style-name="P3"><text:tab/>Engine Oil</text:p>
      <text:p text:style-name="P3"><text:tab/>Enthusiast Book</text:p>
      <text:p text:style-name="P3"><text:tab/>Fuel Additive</text:p>
      <text:p text:style-name="P3"><text:tab/>Fuel System Cleaner</text:p>
      <text:p text:style-name="P3"><text:tab/>Gasket Sealer</text:p>
      <text:p text:style-name="P3"><text:tab/>Gear Oil</text:p>
      <text:p text:style-name="P3"><text:tab/>Grab Handle</text:p>
      <text:p text:style-name="P3"><text:tab/>Haldex All Wheel Drive Fluid</text:p>
      <text:p text:style-name="P3"><text:tab/>Headlight Bezel</text:p>
      <text:p text:style-name="P3"><text:soft-page-break/><text:tab/>Hydraulic System Fluid</text:p>
      <text:p text:style-name="P3"><text:tab/>Key Fob</text:p>
      <text:p text:style-name="P3"><text:tab/>Keyless Remote Case</text:p>
      <text:p text:style-name="P3"><text:tab/>Lithium Grease</text:p>
      <text:p text:style-name="P3"><text:tab/>Manual Trans Fluid</text:p>
      <text:p text:style-name="P3"><text:tab/>Mud Flap</text:p>
      <text:p text:style-name="P3"><text:tab/>Power Steering Fluid</text:p>
      <text:p text:style-name="P3"><text:tab/>R12 Refrigerant Oil</text:p>
      <text:p text:style-name="P3"><text:tab/>Remote Key Button Insert</text:p>
      <text:p text:style-name="P3"><text:tab/>Repair Manual - Book Version</text:p>
      <text:p text:style-name="P3"><text:tab/>Supercharger Oil</text:p>
      <text:p text:style-name="P3"><text:tab/>Suspension Self-Leveling Unit Fluid</text:p>
      <text:p text:style-name="P3"><text:tab/>Tire Sealant</text:p>
      <text:p text:style-name="P3"><text:tab/>Transfer Case Fluid</text:p>
      <text:p text:style-name="P3"><text:tab/>Transmission Assembly Adhesive</text:p>
      <text:p text:style-name="P3"><text:tab/>Turbocharger Additive</text:p>
      <text:p text:style-name="P3"><text:tab/>Universal Refrigerant Oil</text:p>
      <text:p text:style-name="P3"><text:tab/>Vehicle Alarm Transmitter Battery</text:p>
      <text:p text:style-name="P3"/>
      <text:p text:style-name="P6">Air and Fuel Delivery</text:p>
      <text:p text:style-name="P6"><text:tab/><text:span text:style-name="T2">Subcategory</text:span></text:p>
      <text:p text:style-name="P6"><text:span text:style-name="T7"><text:tab/>Accelerator Cable</text:span></text:p>
      <text:p text:style-name="P6"><text:span text:style-name="T7"><text:tab/>Air Charge Temperature Sensor</text:span></text:p>
      <text:p text:style-name="P6"><text:span text:style-name="T7"><text:tab/>Air Cleaner Air Temperature Sensor</text:span></text:p>
      <text:p text:style-name="P6"><text:span text:style-name="T7"><text:tab/>Air Filter</text:span></text:p>
      <text:p text:style-name="P6"><text:span text:style-name="T7"><text:tab/>Air Filter Housing Mount</text:span></text:p>
      <text:p text:style-name="P6"><text:span text:style-name="T7"><text:tab/>Air Filter Set</text:span></text:p>
      <text:p text:style-name="P6"><text:span text:style-name="T7"><text:tab/>Air Intake Hose</text:span></text:p>
      <text:p text:style-name="P6"><text:span text:style-name="T7"><text:tab/>Air Intake Kit</text:span></text:p>
      <text:p text:style-name="P6"><text:span text:style-name="T7"><text:tab/>Air Pump Solenoid Valve</text:span></text:p>
      <text:p text:style-name="P6"><text:span text:style-name="T7"><text:tab/>Air Temperature Sensor</text:span></text:p>
      <text:p text:style-name="P6"><text:span text:style-name="T7"><text:tab/>Auto Trans Oil Cooler O-Ring</text:span></text:p>
      <text:p text:style-name="P6"><text:span text:style-name="T7"><text:tab/>Barometric Pressure Sensor</text:span></text:p>
      <text:p text:style-name="P6"><text:span text:style-name="T7"><text:tab/>Bulk Hose</text:span></text:p>
      <text:p text:style-name="P6"><text:span text:style-name="T7"><text:tab/>Carburetor Repair Kit</text:span></text:p>
      <text:p text:style-name="P6"><text:span text:style-name="T7"><text:tab/>Cold Air Intake</text:span></text:p>
      <text:p text:style-name="P6"><text:span text:style-name="T7"><text:tab/>Cold Start Valve Gasket</text:span></text:p>
      <text:p text:style-name="P6"><text:span text:style-name="T7"><text:tab/>Cutoff/Purge (Overrun) Valve</text:span></text:p>
      <text:p text:style-name="P6"><text:span text:style-name="T7"><text:tab/>Diesel Injector Line</text:span></text:p>
      <text:p text:style-name="P6"><text:span text:style-name="T7"><text:tab/>Direct Injection High Pressure Fuel Pump</text:span></text:p>
      <text:p text:style-name="P6"><text:span text:style-name="T7"><text:tab/>Direct Injection High Pressure Pump Gasket</text:span></text:p>
      <text:p text:style-name="P6"><text:span text:style-name="T7"><text:tab/>Electronic Air Intake Change Over Valve</text:span></text:p>
      <text:p text:style-name="P6"><text:span text:style-name="T7"><text:tab/>Engine Air Distribution Hose</text:span></text:p>
      <text:p text:style-name="P6"><text:span text:style-name="T7"><text:tab/>Engine Air Intake Sound Generator Delete</text:span></text:p>
      <text:p text:style-name="P6"><text:span text:style-name="T7"><text:tab/>Engine Cooling Fan Switch Seal</text:span></text:p>
      <text:p text:style-name="P6"><text:span text:style-name="T7"><text:tab/>Exhaust Stud</text:span></text:p>
      <text:p text:style-name="P6"><text:span text:style-name="T7"><text:tab/>Fuel Accumulator</text:span></text:p>
      <text:p text:style-name="P6"><text:span text:style-name="T7"><text:tab/>Fuel Distributor Seal</text:span></text:p>
      <text:p text:style-name="P6"><text:span text:style-name="T7"><text:tab/>Fuel Filler Door Lock Actuator</text:span></text:p>
      <text:p text:style-name="P6"><text:span text:style-name="T7"><text:tab/>Fuel Filter</text:span></text:p>
      <text:p text:style-name="P6"><text:span text:style-name="T7"><text:tab/>Fuel Filter Seal</text:span></text:p>
      <text:p text:style-name="P6"><text:span text:style-name="T7"><text:tab/>Fuel Filter Washer</text:span></text:p>
      <text:p text:style-name="P6"><text:soft-page-break/><text:span text:style-name="T7"><text:tab/>Fuel Hose Clamp</text:span></text:p>
      <text:p text:style-name="P6"><text:span text:style-name="T7"><text:tab/>Fuel Hose/Line</text:span></text:p>
      <text:p text:style-name="P6"><text:span text:style-name="T7"><text:tab/>Fuel Injection Nozzle Holder</text:span></text:p>
      <text:p text:style-name="P6"><text:span text:style-name="T7"><text:tab/>Fuel Injection Pressure Sensor</text:span></text:p>
      <text:p text:style-name="P6"><text:span text:style-name="T7"><text:tab/>Fuel Injection Pump O-Ring</text:span></text:p>
      <text:p text:style-name="P6"><text:span text:style-name="T7"><text:tab/>Fuel Injection Throttle Cable</text:span></text:p>
      <text:p text:style-name="P6"><text:span text:style-name="T7"><text:tab/>Fuel Injector</text:span></text:p>
      <text:p text:style-name="P6"><text:span text:style-name="T7"><text:tab/>Fuel Injector Connector</text:span></text:p>
      <text:p text:style-name="P6"><text:span text:style-name="T7"><text:tab/>Fuel Injector Line</text:span></text:p>
      <text:p text:style-name="P6"><text:span text:style-name="T7"><text:tab/>Fuel Injector O-Ring</text:span></text:p>
      <text:p text:style-name="P6"><text:span text:style-name="T7"><text:tab/>Fuel Injector Seal</text:span></text:p>
      <text:p text:style-name="P6"><text:span text:style-name="T7"><text:tab/>Fuel Injector Seal Kit</text:span></text:p>
      <text:p text:style-name="P6"><text:span text:style-name="T7"><text:tab/>Fuel Injector Sleeve</text:span></text:p>
      <text:p text:style-name="P6"><text:span text:style-name="T7"><text:tab/>Fuel Line</text:span></text:p>
      <text:p text:style-name="P6"><text:span text:style-name="T7"><text:tab/>Fuel Line Clip</text:span></text:p>
      <text:p text:style-name="P6"><text:span text:style-name="T7"><text:tab/>Fuel Pressure Regulator</text:span></text:p>
      <text:p text:style-name="P6"><text:span text:style-name="T7"><text:tab/>Fuel Pressure Regulator Seal</text:span></text:p>
      <text:p text:style-name="P6"><text:span text:style-name="T7"><text:tab/>Fuel Pressure Sensor</text:span></text:p>
      <text:p text:style-name="P6"><text:span text:style-name="T7"><text:tab/>Fuel Pump</text:span></text:p>
      <text:p text:style-name="P6"><text:span text:style-name="T7"><text:tab/>Fuel Pump Check Valve</text:span></text:p>
      <text:p text:style-name="P6"><text:span text:style-name="T7"><text:tab/>Fuel Pump Control Module</text:span></text:p>
      <text:p text:style-name="P6"><text:span text:style-name="T7"><text:tab/>Fuel Pump Fitting</text:span></text:p>
      <text:p text:style-name="P6"><text:span text:style-name="T7"><text:tab/>Fuel Pump Gasket</text:span></text:p>
      <text:p text:style-name="P6"><text:span text:style-name="T7"><text:tab/>Fuel Pump Module Assembly</text:span></text:p>
      <text:p text:style-name="P6"><text:span text:style-name="T7"><text:tab/>Fuel Pump Seal</text:span></text:p>
      <text:p text:style-name="P6"><text:span text:style-name="T7"><text:tab/>Fuel Pump Tank Seal</text:span></text:p>
      <text:p text:style-name="P6"><text:span text:style-name="T7"><text:tab/>Fuel Pump Tappet</text:span></text:p>
      <text:p text:style-name="P6"><text:span text:style-name="T7"><text:tab/>Fuel Pump, Electric</text:span></text:p>
      <text:p text:style-name="P6"><text:span text:style-name="T7"><text:tab/>Fuel Tank Sender Seal</text:span></text:p>
      <text:p text:style-name="P6"><text:span text:style-name="T7"><text:tab/>Fuel Tank Sending Unit</text:span></text:p>
      <text:p text:style-name="P6"><text:span text:style-name="T7"><text:tab/>Fuel Tank Sending Unit O-Ring</text:span></text:p>
      <text:p text:style-name="P6"><text:span text:style-name="T7"><text:tab/>Fuel/Gas Cap</text:span></text:p>
      <text:p text:style-name="P6"><text:span text:style-name="T7"><text:tab/>Fuel/Gas Cap Seal</text:span></text:p>
      <text:p text:style-name="P6"><text:span text:style-name="T7"><text:tab/>Hose Clamp</text:span></text:p>
      <text:p text:style-name="P6"><text:span text:style-name="T7"><text:tab/>Intake Manifold Adjuster Repair Kit</text:span></text:p>
      <text:p text:style-name="P6"><text:span text:style-name="T7"><text:tab/>Intake Manifold Fitting</text:span></text:p>
      <text:p text:style-name="P6"><text:span text:style-name="T7"><text:tab/>Intake Manifold Runner Solenoid</text:span></text:p>
      <text:p text:style-name="P6"><text:span text:style-name="T7"><text:tab/>Intercooler Hose/Line</text:span></text:p>
      <text:p text:style-name="P6"><text:span text:style-name="T7"><text:tab/>Metal Seal Ring / Washer</text:span></text:p>
      <text:p text:style-name="P6"><text:span text:style-name="T7"><text:tab/>Oil Drain Plug Gasket</text:span></text:p>
      <text:p text:style-name="P6"><text:span text:style-name="T7"><text:tab/>Throttle Body Assembly</text:span></text:p>
      <text:p text:style-name="P6"><text:span text:style-name="T7"><text:tab/>Throttle Body O-Ring</text:span></text:p>
      <text:p text:style-name="P6"><text:span text:style-name="T7"><text:tab/>Throttle Body/Housing</text:span></text:p>
      <text:p text:style-name="P6"><text:span text:style-name="T7"><text:tab/>Throttle Body/Housing Gasket</text:span></text:p>
      <text:p text:style-name="P6"><text:span text:style-name="T7"><text:tab/>Turbocharger</text:span></text:p>
      <text:p text:style-name="P6"><text:span text:style-name="T7"><text:tab/>Turbocharger Adapter</text:span></text:p>
      <text:p text:style-name="P6"><text:span text:style-name="T7"><text:tab/>Turbocharger Boost Control Valve</text:span></text:p>
      <text:p text:style-name="P6"><text:span text:style-name="T7"><text:tab/>Turbocharger Boost Pressure Valve</text:span></text:p>
      <text:p text:style-name="P6"><text:span text:style-name="T7"><text:tab/>Turbocharger Boost Solenoid</text:span></text:p>
      <text:p text:style-name="P6"><text:span text:style-name="T7"><text:tab/>Turbocharger Bypass Valve</text:span></text:p>
      <text:p text:style-name="P6"><text:span text:style-name="T7"><text:tab/>Turbocharger Coolant Line</text:span></text:p>
      <text:p text:style-name="P6"><text:span text:style-name="T7"><text:tab/>Turbocharger Cut-Off Valve</text:span></text:p>
      <text:p text:style-name="P6"><text:soft-page-break/><text:span text:style-name="T7"><text:tab/>Turbocharger Diverter Valve</text:span></text:p>
      <text:p text:style-name="P6"><text:span text:style-name="T7"><text:tab/>Turbocharger Gasket</text:span></text:p>
      <text:p text:style-name="P6"><text:span text:style-name="T7"><text:tab/>Turbocharger Inlet Hose</text:span></text:p>
      <text:p text:style-name="P6"><text:span text:style-name="T7"><text:tab/>Turbocharger Inlet Pipe</text:span></text:p>
      <text:p text:style-name="P6"><text:span text:style-name="T7"><text:tab/>Turbocharger Intercooler Pipe</text:span></text:p>
      <text:p text:style-name="P6"><text:span text:style-name="T7"><text:tab/>Turbocharger Intercooler Pipe O-Ring</text:span></text:p>
      <text:p text:style-name="P6"><text:span text:style-name="T7"><text:tab/>Turbocharger Mounting Bolt</text:span></text:p>
      <text:p text:style-name="P6"><text:span text:style-name="T7"><text:tab/>Turbocharger Mounting Kit</text:span></text:p>
      <text:p text:style-name="P6"><text:span text:style-name="T7"><text:tab/>Turbocharger Nut</text:span></text:p>
      <text:p text:style-name="P6"><text:span text:style-name="T7"><text:tab/>Turbocharger Oil Line</text:span></text:p>
      <text:p text:style-name="P6"><text:span text:style-name="T7"><text:tab/>Turbocharger Oil Line Gasket</text:span></text:p>
      <text:p text:style-name="P6"><text:span text:style-name="T7"><text:tab/>Turbocharger Oil Line O-Ring</text:span></text:p>
      <text:p text:style-name="P6"><text:span text:style-name="T7"><text:tab/>Turbocharger Stud</text:span></text:p>
      <text:p text:style-name="P6"><text:span text:style-name="T7"><text:tab/>Turbocharger Wastegate Actuator</text:span></text:p>
      <text:p text:style-name="P6"><text:span text:style-name="T7"><text:tab/>Turbocharger with Exhaust Manifold</text:span></text:p>
      <text:p text:style-name="P6"><text:span text:style-name="T7"><text:tab/>Vapor Canister Purge Solenoid</text:span></text:p>
      <text:p text:style-name="P6"><text:span text:style-name="T7"><text:tab/>Vapor Canister Purge Valve</text:span></text:p>
      <text:p text:style-name="P6"/>
      <text:p text:style-name="P5">Belts and Cooling</text:p>
      <text:p text:style-name="P5">Body</text:p>
      <text:p text:style-name="P5">Brake</text:p>
      <text:p text:style-name="P5">Driveline and Axles</text:p>
      <text:p text:style-name="P5">Electrical, Charging and Starting</text:p>
      <text:p text:style-name="P5">Electrical, Lighting and Body</text:p>
      <text:p text:style-name="P5"><text:span text:style-name="T1">E</text:span>lectronics and Telematics</text:p>
      <text:p text:style-name="P5">Emission Control</text:p>
      <text:p text:style-name="P5">Engine</text:p>
      <text:p text:style-name="P4"><text:tab/><text:span text:style-name="T3">Subcategory</text:span></text:p>
      <text:p text:style-name="P4"><text:tab/>Auto Trans Drain Plug Gasket</text:p>
      <text:p text:style-name="P4"><text:tab/>Auxilliary/Intermediate Shaft Oil Seal</text:p>
      <text:p text:style-name="P4"><text:tab/>Balance Shaft</text:p>
      <text:p text:style-name="P4"><text:tab/>Block/Lower Engine Gasket Set</text:p>
      <text:p text:style-name="P4"><text:tab/>Cam Follower</text:p>
      <text:p text:style-name="P4"><text:tab/>Camshaft</text:p>
      <text:p text:style-name="P4"><text:tab/>Camshaft Oil Seal</text:p>
      <text:p text:style-name="P4"><text:tab/>Connecting Rod Bearing Set</text:p>
      <text:p text:style-name="P4"><text:tab/>Connecting Rod Bolt</text:p>
      <text:p text:style-name="P4"><text:tab/>Crankshaft Main Bearing Cap Bolt</text:p>
      <text:p text:style-name="P4"><text:tab/>Crankshaft Main Bearing Set</text:p>
      <text:p text:style-name="P4"><text:tab/>Crankshaft Oil Seal</text:p>
      <text:p text:style-name="P4"><text:tab/>Crankshaft Pull Bolt</text:p>
      <text:p text:style-name="P4"><text:tab/>Crankshaft Pulley</text:p>
      <text:p text:style-name="P4"><text:tab/>Crankshaft Sealing Flange Gasket</text:p>
      <text:p text:style-name="P4"><text:tab/>Cylinder Head Bolt</text:p>
      <text:p text:style-name="P4"><text:tab/>Cylinder Head Bolt Set</text:p>
      <text:p text:style-name="P4"><text:tab/>Cylinder Head Gasket</text:p>
      <text:p text:style-name="P4"><text:tab/>Cylinder Head Gasket Set</text:p>
      <text:p text:style-name="P4"><text:tab/>Differential Cover Sealant</text:p>
      <text:p text:style-name="P4"><text:tab/>Engine Camshaft Adjuster Magnet</text:p>
      <text:p text:style-name="P4"><text:tab/>Engine Camshaft Housing</text:p>
      <text:p text:style-name="P4"><text:tab/>Engine Cooling Fan Switch Seal</text:p>
      <text:p text:style-name="P4"><text:tab/>Engine Mount</text:p>
      <text:p text:style-name="P4"><text:soft-page-break/><text:tab/>Engine Mount Bolt</text:p>
      <text:p text:style-name="P4"><text:tab/>Engine Mount Bushing</text:p>
      <text:p text:style-name="P4"><text:tab/>Engine Oil Change Kit</text:p>
      <text:p text:style-name="P4"><text:tab/>Engine Oil Filter Housing Cap</text:p>
      <text:p text:style-name="P4"><text:tab/>Engine Valve Lifter</text:p>
      <text:p text:style-name="P4"><text:tab/>Exhaust Valve</text:p>
      <text:p text:style-name="P4"><text:tab/>Expansion Plug</text:p>
      <text:p text:style-name="P4"><text:tab/>Fuel Filter Washer</text:p>
      <text:p text:style-name="P4"><text:tab/>Harmonic Balancer</text:p>
      <text:p text:style-name="P4"><text:tab/>Intake Manifold</text:p>
      <text:p text:style-name="P4"><text:tab/>Intake Manifold Gasket</text:p>
      <text:p text:style-name="P4"><text:tab/>Intake Manifold Gasket Set</text:p>
      <text:p text:style-name="P4"><text:tab/>Intake Valve</text:p>
      <text:p text:style-name="P4"><text:tab/>Oil Dip Stick</text:p>
      <text:p text:style-name="P4"><text:tab/>Oil Dipstick Tube</text:p>
      <text:p text:style-name="P4"><text:tab/>Oil Drain Plug</text:p>
      <text:p text:style-name="P4"><text:tab/>Oil Drain Plug Gasket</text:p>
      <text:p text:style-name="P4"><text:tab/>Oil Filler Cap</text:p>
      <text:p text:style-name="P4"><text:tab/>Oil Filler Cap Gasket</text:p>
      <text:p text:style-name="P4"><text:tab/>Oil Filter</text:p>
      <text:p text:style-name="P4"><text:tab/>Oil Filter Cover</text:p>
      <text:p text:style-name="P4"><text:tab/>Oil Filter Flange Gasket</text:p>
      <text:p text:style-name="P4"><text:tab/>Oil Filter Housing</text:p>
      <text:p text:style-name="P4"><text:tab/>Oil Filter Housing Gasket</text:p>
      <text:p text:style-name="P4"><text:tab/>Oil Filter Kit</text:p>
      <text:p text:style-name="P4"><text:tab/>Oil Level Sender</text:p>
      <text:p text:style-name="P4"><text:tab/>Oil Level Sender O-Ring</text:p>
      <text:p text:style-name="P4"><text:tab/>Oil Pan</text:p>
      <text:p text:style-name="P4"><text:tab/>Oil Pan Gasket</text:p>
      <text:p text:style-name="P4"><text:tab/>Oil Pan Sealing Compound</text:p>
      <text:p text:style-name="P4"><text:tab/>Oil Pressure Relief Valve</text:p>
      <text:p text:style-name="P4"><text:tab/>Oil Pump</text:p>
      <text:p text:style-name="P4"><text:tab/>Oil Pump Chain</text:p>
      <text:p text:style-name="P4"><text:tab/>Oil Pump Chain Tensioner</text:p>
      <text:p text:style-name="P4"><text:tab/>Oil Pump Gasket/Seal</text:p>
      <text:p text:style-name="P4"><text:tab/>Oil Pump Pickup Tube Gasket</text:p>
      <text:p text:style-name="P4"><text:tab/>Oil Pump Pickup Tube O-Ring</text:p>
      <text:p text:style-name="P4"><text:tab/>Oil Separator</text:p>
      <text:p text:style-name="P4"><text:tab/>Oil Separator Seal</text:p>
      <text:p text:style-name="P4"><text:tab/>Piston Ring Set</text:p>
      <text:p text:style-name="P4"><text:tab/>Rocker Arm</text:p>
      <text:p text:style-name="P4"><text:tab/>Sealant</text:p>
      <text:p text:style-name="P4"><text:tab/>Timing Belt</text:p>
      <text:p text:style-name="P4"><text:tab/>Timing Belt Kit with Water Pump</text:p>
      <text:p text:style-name="P4"><text:tab/>Timing Belt Roller</text:p>
      <text:p text:style-name="P4"><text:tab/>Timing Belt Tensioner</text:p>
      <text:p text:style-name="P4"><text:tab/>Timing Belt Tensioner Pulley/Roller</text:p>
      <text:p text:style-name="P4"><text:tab/>Timing Chain</text:p>
      <text:p text:style-name="P4"><text:tab/>Timing Chain Case Gasket</text:p>
      <text:p text:style-name="P4"><text:tab/>Timing Chain Guide Bolt</text:p>
      <text:p text:style-name="P4"><text:tab/>Timing Chain Guide/Rail</text:p>
      <text:p text:style-name="P4"><text:tab/>Timing Chain Kit</text:p>
      <text:p text:style-name="P4"><text:soft-page-break/><text:tab/>Timing Chain Tensioner</text:p>
      <text:p text:style-name="P4"><text:tab/>Timing Chain Tensioner Bolt</text:p>
      <text:p text:style-name="P4"><text:tab/>Timing Cover</text:p>
      <text:p text:style-name="P4"><text:tab/>Timing Cover Bolt</text:p>
      <text:p text:style-name="P4"><text:tab/>Timing Cover Oil Seal</text:p>
      <text:p text:style-name="P4"><text:tab/>Timing Cover Plug</text:p>
      <text:p text:style-name="P4"><text:tab/>Timing Crankshaft Gear</text:p>
      <text:p text:style-name="P4"><text:tab/>Timing Kit</text:p>
      <text:p text:style-name="P4"><text:tab/>Turbocharger Boost Sensor</text:p>
      <text:p text:style-name="P4"><text:tab/>Turbocharger Gasket</text:p>
      <text:p text:style-name="P4"><text:tab/>Turbocharger Oil Line Gasket</text:p>
      <text:p text:style-name="P4"><text:tab/>Valve Adjuster Shim</text:p>
      <text:p text:style-name="P4"><text:tab/>Valve Cover</text:p>
      <text:p text:style-name="P4"><text:tab/>Valve Cover Bolt</text:p>
      <text:p text:style-name="P4"><text:tab/>Valve Cover Cam Bore Plug</text:p>
      <text:p text:style-name="P4"><text:tab/>Valve Cover Gasket</text:p>
      <text:p text:style-name="P4"><text:tab/>Valve Cover Gasket Set</text:p>
      <text:p text:style-name="P4"><text:tab/>Valve Guide</text:p>
      <text:p text:style-name="P4"><text:tab/>Valve Keeper</text:p>
      <text:p text:style-name="P4"><text:tab/>Valve Stem Seal</text:p>
      <text:p text:style-name="P4"><text:tab/>Valve/Rocker Spring</text:p>
      <text:p text:style-name="P4"><text:tab/>Variable Timing Solenoid</text:p>
      <text:p text:style-name="P4"><text:tab/>Variable Timing Solenoid Pressure Valve</text:p>
      <text:p text:style-name="P4"><text:tab/>Variable Timing/Vanos Unit<text:tab/></text:p>
      <text:p text:style-name="Standard"/>
      <text:p text:style-name="P5">Entertainment and Telematics</text:p>
      <text:p text:style-name="P5">Exhaust</text:p>
      <text:p text:style-name="P5">Hardware and Service Supplies</text:p>
      <text:p text:style-name="P5">HVAC</text:p>
      <text:p text:style-name="P5">Ignition</text:p>
      <text:p text:style-name="P5">Steering</text:p>
      <text:p text:style-name="P5">Suspension</text:p>
      <text:p text:style-name="P5">Tire and Wheel</text:p>
      <text:p text:style-name="P5">Tools and Equipment</text:p>
      <text:p text:style-name="P5">Transfer Case</text:p>
      <text:p text:style-name="P5">Transmission and Transaxle - Automatic</text:p>
      <text:p text:style-name="P5">Transmission and Transaxle - Automatic Dual Clutch</text:p>
      <text:p text:style-name="P5">Transmission and Transaxle - Manual</text:p>
      <text:p text:style-name="P5">Wiper and Wash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5:13:18.233537600</meta:creation-date>
    <dc:date>2024-12-28T15:24:03.414127238</dc:date>
    <meta:editing-duration>PT10M44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6" meta:paragraph-count="297" meta:word-count="926" meta:character-count="6430" meta:non-whitespace-character-count="5530"/>
  </office:meta>
</office:document-meta>
</file>